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d8b" officeooo:paragraph-rsid="0005ad8b"/>
    </style:style>
    <style:style style:name="P2" style:family="paragraph" style:parent-style-name="Standard">
      <style:text-properties officeooo:rsid="00073925" officeooo:paragraph-rsid="00073925"/>
    </style:style>
    <style:style style:name="P3" style:family="paragraph" style:parent-style-name="Standard">
      <style:text-properties officeooo:rsid="00085fb1" officeooo:paragraph-rsid="00085fb1"/>
    </style:style>
    <style:style style:name="T1" style:family="text">
      <style:text-properties officeooo:rsid="00085fb1"/>
    </style:style>
    <style:style style:name="T2" style:family="text">
      <style:text-properties officeooo:rsid="0008c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incipal objetivo es minimizar la carga de la documentación.</text:p>
      <text:p text:style-name="P1">Primera idea, <text:span text:style-name="T2">es </text:span>utilizar partes que deben de estar de todos modos por razones del lenguaje de programación, para llevar lo necesario a la documentación, por lo tanto una asignar nombres simbólicos es una tarea principal es transmitir tanto significado como sea posible para el lector.</text:p>
      <text:p text:style-name="P1">Segunda idea, utilizar un espacio y formato lo más posible para mejorar la legibilidad y mostrar subordinación y jerarquización.</text:p>
      <text:p text:style-name="P1">Tercera idea, insertar comentarios en código, no abusar.</text:p>
      <text:p text:style-name="P2">Realizar la documentación cuando el programa se está escribiendo en primer lugar, esto minimiza el trabajo extra y hay menos obstáculos para hacerlo.</text:p>
      <text:p text:style-name="P2">Ejemplos para documentar un programación</text:p>
      <text:p text:style-name="P2">- usar espacio de nombres</text:p>
      <text:p text:style-name="P2">- usar nombres de programa adecuados</text:p>
      <text:p text:style-name="P2">- redactar una descripción del módulo o función.</text:p>
      <text:p text:style-name="P2"/>
      <text:p text:style-name="P2">Por qué no aplicar comentarios...</text:p>
      <text:p text:style-name="P2">- código fuente más grande</text:p>
      <text:p text:style-name="P2">- requieren más pulsaciones de teclas.</text:p>
      <text:p text:style-name="P2">- <text:span text:style-name="T1">los espacios de nombres y declaraciones de estructura pueden ser menos flexibles.</text:span></text:p>
      <text:p text:style-name="P2"/>
      <text:p text:style-name="P3">El enfoque de auto documentación por parte de algunos lenguajes de alto nivel ayuda demasiado a los program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3:37:37.810784074</meta:creation-date>
    <dc:date>2016-02-05T00:43:24.282522971</dc:date>
    <meta:editing-duration>PT35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77" meta:character-count="1125" meta:non-whitespace-character-count="962"/>
  </office:meta>
</office:document-meta>
</file>